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91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00/00/00</text:date>, <text:time style:data-style-name="N2" text:time-value="08:44:40.04807273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08-22T08:49:50.168570398</dc:date>
    <meta:editing-duration>PT4H51M33S</meta:editing-duration>
    <meta:editing-cycles>34</meta:editing-cycles>
    <meta:generator>LibreOffice/7.0.0.3$Linux_X86_64 LibreOffice_project/8061b3e9204bef6b321a21033174034a5e2ea88e</meta:generator>
    <meta:document-statistic meta:table-count="1" meta:cell-count="552" meta:object-count="0"/>
  </office:meta>
</office:document-meta>
</file>